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2, kOhm</text:p>
          </table:table-cell>
          <table:table-cell office:value-type="string" calcext:value-type="string">
            <text:p>L, H</text:p>
          </table:table-cell>
          <table:table-cell office:value-type="string" calcext:value-type="string">
            <text:p>L, uH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pa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2||RV1</text:p>
          </table:table-cell>
          <table:table-cell office:value-type="string" calcext:value-type="string">
            <text:p>R13+R12||RV1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Imin, mA</text:p>
          </table:table-cell>
          <table:table-cell office:value-type="string" calcext:value-type="string">
            <text:p>Imax, mA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3*[.A2]+[.$B$16]*[.$B$9]/1000" office:value-type="float" office:value="5.9" calcext:value-type="float">
            <text:p>5.9</text:p>
          </table:table-cell>
          <table:table-cell table:formula="of:=([.$B$11])*(([.B2]/0.6)-1)" office:value-type="float" office:value="88.3333333333333" calcext:value-type="float">
            <text:p>88.3333333333333</text:p>
          </table:table-cell>
          <table:table-cell table:formula="of:=([.$B$10]/[.B2])^2*([.B2]-[.$B$10])/[.$B$13]/[.$B$12]" office:value-type="float" office:value="0.000129273197357081" calcext:value-type="float">
            <text:p>0.000129273197357</text:p>
          </table:table-cell>
          <table:table-cell table:formula="of:=[.D2]*1000000" office:value-type="float" office:value="129.273197357081" calcext:value-type="float">
            <text:p>129.273197357081</text:p>
          </table:table-cell>
          <table:table-cell office:value-type="float" office:value="82" calcext:value-type="float">
            <text:p>82</text:p>
          </table:table-cell>
          <table:table-cell table:formula="of:=[.$B$14]*([.C2] - [.F2])/([.$B$14]- ([.C2] - [.F2]))" office:value-type="float" office:value="6.76156583629894" calcext:value-type="float">
            <text:p>6.76156583629894</text:p>
          </table:table-cell>
          <table:table-cell office:value-type="float" office:value="7.5" calcext:value-type="float">
            <text:p>7.5</text:p>
          </table:table-cell>
          <table:table-cell table:formula="of:=[.H2]*[.$B$14]/([.H2]+[.$B$14])" office:value-type="float" office:value="6.97674418604651" calcext:value-type="float">
            <text:p>6.97674418604651</text:p>
          </table:table-cell>
          <table:table-cell table:formula="of:=[.I2]+[.F2]" office:value-type="float" office:value="88.9767441860465" calcext:value-type="float">
            <text:p>88.9767441860465</text:p>
          </table:table-cell>
          <table:table-cell table:formula="of:=0.6*([.F2] + [.$B$11])/[.$B$11]" office:value-type="float" office:value="5.52" calcext:value-type="float">
            <text:p>5.52</text:p>
          </table:table-cell>
          <table:table-cell table:formula="of:=0.6*([.J2]+[.$B$11])/[.$B$11]" office:value-type="float" office:value="5.93860465116279" calcext:value-type="float">
            <text:p>5.93860465116279</text:p>
          </table:table-cell>
          <table:table-cell table:formula="of:=([.K2]-3*[.A2])/[.$B$16]*1000" office:value-type="float" office:value="1.19999999999999" calcext:value-type="float">
            <text:p>1.19999999999999</text:p>
          </table:table-cell>
          <table:table-cell table:formula="of:=([.L2]-3*[.A2])/[.$B$16]*1000" office:value-type="float" office:value="5.38604651162791" calcext:value-type="float">
            <text:p>5.3860465116279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*[.A3]+[.$B$16]*[.$B$9]/1000" office:value-type="float" office:value="6.5" calcext:value-type="float">
            <text:p>6.5</text:p>
          </table:table-cell>
          <table:table-cell table:formula="of:=([.$B$11])*(([.B3]/0.6)-1)" office:value-type="float" office:value="98.3333333333333" calcext:value-type="float">
            <text:p>98.3333333333333</text:p>
          </table:table-cell>
          <table:table-cell table:formula="of:=([.$B$10]/[.B3])^2*([.B3]-[.$B$10])/[.$B$13]/[.$B$12]" office:value-type="float" office:value="0.000177514792899408" calcext:value-type="float">
            <text:p>0.000177514792899</text:p>
          </table:table-cell>
          <table:table-cell table:formula="of:=[.D3]*1000000" office:value-type="float" office:value="177.514792899408" calcext:value-type="float">
            <text:p>177.514792899408</text:p>
          </table:table-cell>
          <table:table-cell office:value-type="float" office:value="91" calcext:value-type="float">
            <text:p>91</text:p>
          </table:table-cell>
          <table:table-cell table:formula="of:=[.$B$14]*([.C3] - [.F3])/([.$B$14]- ([.C3] - [.F3]))" office:value-type="float" office:value="7.91366906474821" calcext:value-type="float">
            <text:p>7.91366906474821</text:p>
          </table:table-cell>
          <table:table-cell office:value-type="float" office:value="8.1" calcext:value-type="float">
            <text:p>8.1</text:p>
          </table:table-cell>
          <table:table-cell table:formula="of:=[.H3]*[.$B$14]/([.H3]+[.$B$14])" office:value-type="float" office:value="7.49306197964847" calcext:value-type="float">
            <text:p>7.49306197964847</text:p>
          </table:table-cell>
          <table:table-cell table:formula="of:=[.I3]+[.F3]" office:value-type="float" office:value="98.4930619796485" calcext:value-type="float">
            <text:p>98.4930619796485</text:p>
          </table:table-cell>
          <table:table-cell table:formula="of:=0.6*([.F3] + [.$B$11])/[.$B$11]" office:value-type="float" office:value="6.06" calcext:value-type="float">
            <text:p>6.06</text:p>
          </table:table-cell>
          <table:table-cell table:formula="of:=0.6*([.J3]+[.$B$11])/[.$B$11]" office:value-type="float" office:value="6.50958371877891" calcext:value-type="float">
            <text:p>6.50958371877891</text:p>
          </table:table-cell>
          <table:table-cell table:formula="of:=([.K3]-3*[.A3])/[.$B$16]*1000" office:value-type="float" office:value="0.599999999999996" calcext:value-type="float">
            <text:p>0.599999999999996</text:p>
          </table:table-cell>
          <table:table-cell table:formula="of:=([.L3]-3*[.A3])/[.$B$16]*1000" office:value-type="float" office:value="5.09583718778909" calcext:value-type="float">
            <text:p>5.095837187789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*[.A4]+[.$B$16]*[.$B$9]/1000" office:value-type="float" office:value="9.5" calcext:value-type="float">
            <text:p>9.5</text:p>
          </table:table-cell>
          <table:table-cell table:formula="of:=([.$B$11])*(([.B4]/0.6)-1)" office:value-type="float" office:value="148.333333333333" calcext:value-type="float">
            <text:p>148.333333333333</text:p>
          </table:table-cell>
          <table:table-cell table:formula="of:=([.$B$10]/[.B4])^2*([.B4]-[.$B$10])/[.$B$13]/[.$B$12]" office:value-type="float" office:value="0.000249307479224377" calcext:value-type="float">
            <text:p>0.000249307479224</text:p>
          </table:table-cell>
          <table:table-cell table:formula="of:=[.D4]*1000000" office:value-type="float" office:value="249.307479224377" calcext:value-type="float">
            <text:p>249.307479224377</text:p>
          </table:table-cell>
          <table:table-cell office:value-type="float" office:value="140" calcext:value-type="float">
            <text:p>140</text:p>
          </table:table-cell>
          <table:table-cell table:formula="of:=[.$B$14]*([.C4] - [.F4])/([.$B$14]- ([.C4] - [.F4]))" office:value-type="float" office:value="9.0909090909091" calcext:value-type="float">
            <text:p>9.0909090909091</text:p>
          </table:table-cell>
          <table:table-cell office:value-type="float" office:value="10" calcext:value-type="float">
            <text:p>10</text:p>
          </table:table-cell>
          <table:table-cell table:formula="of:=[.H4]*[.$B$14]/([.H4]+[.$B$14])" office:value-type="float" office:value="9.09090909090909" calcext:value-type="float">
            <text:p>9.09090909090909</text:p>
          </table:table-cell>
          <table:table-cell table:formula="of:=[.I4]+[.F4]" office:value-type="float" office:value="149.090909090909" calcext:value-type="float">
            <text:p>149.090909090909</text:p>
          </table:table-cell>
          <table:table-cell table:formula="of:=0.6*([.F4] + [.$B$11])/[.$B$11]" office:value-type="float" office:value="9" calcext:value-type="float">
            <text:p>9</text:p>
          </table:table-cell>
          <table:table-cell table:formula="of:=0.6*([.J4]+[.$B$11])/[.$B$11]" office:value-type="float" office:value="9.54545454545455" calcext:value-type="float">
            <text:p>9.54545454545455</text:p>
          </table:table-cell>
          <table:table-cell table:formula="of:=([.K4]-3*[.A4])/[.$B$16]*1000" office:value-type="float" office:value="0" calcext:value-type="float">
            <text:p>0</text:p>
          </table:table-cell>
          <table:table-cell table:formula="of:=([.L4]-3*[.A4])/[.$B$16]*1000" office:value-type="float" office:value="5.45454545454545" calcext:value-type="float">
            <text:p>5.45454545454545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3*[.A5]+[.$B$16]*[.$B$9]/1000" office:value-type="float" office:value="10.1" calcext:value-type="float">
            <text:p>10.1</text:p>
          </table:table-cell>
          <table:table-cell table:formula="of:=([.$B$11])*(([.B5]/0.6)-1)" office:value-type="float" office:value="158.333333333333" calcext:value-type="float">
            <text:p>158.333333333333</text:p>
          </table:table-cell>
          <table:table-cell table:formula="of:=([.$B$10]/[.B5])^2*([.B5]-[.$B$10])/[.$B$13]/[.$B$12]" office:value-type="float" office:value="0.000249975492598765" calcext:value-type="float">
            <text:p>0.000249975492599</text:p>
          </table:table-cell>
          <table:table-cell table:formula="of:=[.D5]*1000000" office:value-type="float" office:value="249.975492598765" calcext:value-type="float">
            <text:p>249.975492598765</text:p>
          </table:table-cell>
          <table:table-cell office:value-type="float" office:value="150" calcext:value-type="float">
            <text:p>150</text:p>
          </table:table-cell>
          <table:table-cell table:formula="of:=[.$B$14]*([.C5] - [.F5])/([.$B$14]- ([.C5] - [.F5]))" office:value-type="float" office:value="9.09090909090914" calcext:value-type="float">
            <text:p>9.09090909090914</text:p>
          </table:table-cell>
          <table:table-cell office:value-type="float" office:value="10" calcext:value-type="float">
            <text:p>10</text:p>
          </table:table-cell>
          <table:table-cell table:formula="of:=[.H5]*[.$B$14]/([.H5]+[.$B$14])" office:value-type="float" office:value="9.09090909090909" calcext:value-type="float">
            <text:p>9.09090909090909</text:p>
          </table:table-cell>
          <table:table-cell table:formula="of:=[.I5]+[.F5]" office:value-type="float" office:value="159.090909090909" calcext:value-type="float">
            <text:p>159.090909090909</text:p>
          </table:table-cell>
          <table:table-cell table:formula="of:=0.6*([.F5] + [.$B$11])/[.$B$11]" office:value-type="float" office:value="9.6" calcext:value-type="float">
            <text:p>9.6</text:p>
          </table:table-cell>
          <table:table-cell table:formula="of:=0.6*([.J5]+[.$B$11])/[.$B$11]" office:value-type="float" office:value="10.1454545454545" calcext:value-type="float">
            <text:p>10.1454545454545</text:p>
          </table:table-cell>
          <table:table-cell table:formula="of:=([.K5]-3*[.A5])/[.$B$16]*1000" office:value-type="float" office:value="0" calcext:value-type="float">
            <text:p>0</text:p>
          </table:table-cell>
          <table:table-cell table:formula="of:=([.L5]-3*[.A5])/[.$B$16]*1000" office:value-type="float" office:value="5.45454545454543" calcext:value-type="float">
            <text:p>5.45454545454543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3*[.A6]+[.$B$16]*[.$B$9]/1000" office:value-type="float" office:value="10.1" calcext:value-type="float">
            <text:p>10.1</text:p>
          </table:table-cell>
          <table:table-cell table:formula="of:=([.$B$11])*(([.B6]/0.6)-1)" office:value-type="float" office:value="158.333333333333" calcext:value-type="float">
            <text:p>158.333333333333</text:p>
          </table:table-cell>
          <table:table-cell table:formula="of:=([.$B$10]/[.B6])^2*([.B6]-[.$B$10])/[.$B$13]/[.$B$12]" office:value-type="float" office:value="0.000249975492598765" calcext:value-type="float">
            <text:p>0.000249975492599</text:p>
          </table:table-cell>
          <table:table-cell table:formula="of:=[.D6]*1000000" office:value-type="float" office:value="249.975492598765" calcext:value-type="float">
            <text:p>249.975492598765</text:p>
          </table:table-cell>
          <table:table-cell office:value-type="float" office:value="82" calcext:value-type="float">
            <text:p>82</text:p>
          </table:table-cell>
          <table:table-cell table:formula="of:=[.$B$14]*([.C6] - [.F6])/([.$B$14]- ([.C6] - [.F6]))" office:value-type="float" office:value="322.535211267606" calcext:value-type="float">
            <text:p>322.535211267606</text:p>
          </table:table-cell>
          <table:table-cell office:value-type="float" office:value="330" calcext:value-type="float">
            <text:p>330</text:p>
          </table:table-cell>
          <table:table-cell table:formula="of:=[.H6]*[.$B$14]/([.H6]+[.$B$14])" office:value-type="float" office:value="76.7441860465116" calcext:value-type="float">
            <text:p>76.7441860465116</text:p>
          </table:table-cell>
          <table:table-cell table:formula="of:=[.I6]+[.F6]" office:value-type="float" office:value="158.744186046512" calcext:value-type="float">
            <text:p>158.744186046512</text:p>
          </table:table-cell>
          <table:table-cell table:formula="of:=0.6*([.F6] + [.$B$11])/[.$B$11]" office:value-type="float" office:value="5.52" calcext:value-type="float">
            <text:p>5.52</text:p>
          </table:table-cell>
          <table:table-cell table:formula="of:=0.6*([.J6]+[.$B$11])/[.$B$11]" office:value-type="float" office:value="10.1246511627907" calcext:value-type="float">
            <text:p>10.1246511627907</text:p>
          </table:table-cell>
          <table:table-cell table:formula="of:=([.K6]-3*[.A6])/[.$B$16]*1000" office:value-type="float" office:value="-40.8" calcext:value-type="float">
            <text:p>-40.8</text:p>
          </table:table-cell>
          <table:table-cell table:formula="of:=([.L6]-3*[.A6])/[.$B$16]*1000" office:value-type="float" office:value="5.24651162790695" calcext:value-type="float">
            <text:p>5.24651162790695</text:p>
          </table:table-cell>
          <table:table-cell/>
          <table:table-cell office:value-type="string" calcext:value-type="string">
            <text:p>To check what is Rpar value for full scal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$B$11])*(([.B7]/0.6)-1)" office:value-type="float" office:value="190" calcext:value-type="float">
            <text:p>190</text:p>
          </table:table-cell>
          <table:table-cell table:formula="of:=([.$B$10]/[.B7])^2*([.B7]-[.$B$10])/[.$B$13]/[.$B$12]" office:value-type="float" office:value="0.000243055555555556" calcext:value-type="float">
            <text:p>0.000243055555556</text:p>
          </table:table-cell>
          <table:table-cell table:formula="of:=[.D7]*1000000" office:value-type="float" office:value="243.055555555556" calcext:value-type="float">
            <text:p>243.055555555556</text:p>
          </table:table-cell>
          <table:table-cell office:value-type="float" office:value="82" calcext:value-type="float">
            <text:p>82</text:p>
          </table:table-cell>
          <table:table-cell table:formula="of:=[.$B$14]*([.C7] - [.F7])/([.$B$14]- ([.C7] - [.F7]))" office:value-type="float" office:value="-1350" calcext:value-type="float">
            <text:p>-1350</text:p>
          </table:table-cell>
          <table:table-cell table:number-columns-repeated="5"/>
          <table:table-cell table:formula="of:=([.K2]-3*[.A2])/[.$B$16]*1000" office:value-type="float" office:value="1.19999999999999" calcext:value-type="float">
            <text:p>1.19999999999999</text:p>
          </table:table-cell>
          <table:table-cell table:formula="of:=([.L6]-3*[.A2])/[.$B$16]*1000" office:value-type="float" office:value="47.246511627907" calcext:value-type="float">
            <text:p>47.246511627907</text:p>
          </table:table-cell>
          <table:table-cell/>
          <table:table-cell office:value-type="string" calcext:value-type="string">
            <text:p>For Red in full voltage range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_LED, mA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_sw</text:p>
          </table:table-cell>
          <table:table-cell office:value-type="float" office:value="1000000" calcext:value-type="float">
            <text:p>1000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ripple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V1, kOhm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curr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2:34:36.63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4:52:37.027000000</meta:creation-date>
    <dc:date>2021-04-27T13:27:53.727000000</dc:date>
    <meta:editing-duration>PT1H3M38S</meta:editing-duration>
    <meta:editing-cycles>21</meta:editing-cycles>
    <meta:generator>LibreOffice/7.0.1.2$Windows_X86_64 LibreOffice_project/7cbcfc562f6eb6708b5ff7d7397325de9e764452</meta:generator>
    <meta:document-statistic meta:table-count="1" meta:cell-count="108" meta:object-count="0"/>
  </office:meta>
</office:document-meta>
</file>